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1.1812in" style:use-optimal-column-width="false"/>
    </style:style>
    <style:style style:name="TableColumn3" style:family="table-column">
      <style:table-column-properties style:column-width="0.2562in" style:use-optimal-column-width="false"/>
    </style:style>
    <style:style style:name="TableColumn4" style:family="table-column">
      <style:table-column-properties style:column-width="6.0625in" style:use-optimal-column-width="false"/>
    </style:style>
    <style:style style:name="Table1" style:family="table" style:master-page-name="MP0">
      <style:table-properties style:width="7.5in" fo:margin-left="0in" table:align="center"/>
    </style:style>
    <style:style style:name="TableRow5" style:family="table-row">
      <style:table-row-properties style:min-row-height="1.868in" style:use-optimal-row-height="false"/>
    </style:style>
    <style:style style:name="TableCell6" style:family="table-cell">
      <style:table-cell-properties fo:border="none" style:writing-mode="lr-tb" fo:padding-top="0in" fo:padding-left="0.0069in" fo:padding-bottom="0in" fo:padding-right="0.0069in"/>
    </style:style>
    <style:style style:name="P7" style:parent-style-name="Name" style:family="paragraph">
      <style:paragraph-properties fo:break-before="page" fo:margin-top="0in"/>
    </style:style>
    <style:style style:name="T11" style:parent-style-name="Fuentedepárrafopredeter." style:family="text">
      <style:text-properties fo:language="en" fo:country="US"/>
    </style:style>
    <style:style style:name="P12" style:parent-style-name="JobTitle" style:family="paragraph">
      <style:text-properties fo:language="en" fo:country="US"/>
    </style:style>
    <style:style style:name="P13" style:parent-style-name="Contactinfo" style:family="paragraph">
      <style:text-properties fo:language="en" fo:country="US"/>
    </style:style>
    <style:style style:name="T14" style:parent-style-name="Fuentedepárrafopredeter." style:family="text">
      <style:text-properties fo:language="en" fo:country="US"/>
    </style:style>
    <style:style style:name="T15" style:parent-style-name="Fuentedepárrafopredeter." style:family="text">
      <style:text-properties fo:language="en" fo:country="US"/>
    </style:style>
    <style:style style:name="T16" style:parent-style-name="Fuentedepárrafopredeter." style:family="text">
      <style:text-properties fo:language="en" fo:country="US"/>
    </style:style>
    <style:style style:name="TableRow17" style:family="table-row">
      <style:table-row-properties style:min-row-height="2.5548in" style:use-optimal-row-height="false"/>
    </style:style>
    <style:style style:name="TableCell18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20" style:parent-style-name="Normal" style:family="paragraph">
      <style:text-properties fo:language="en" fo:country="US"/>
    </style:style>
    <style:style style:name="TableCell21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22" style:parent-style-name="Normal" style:family="paragraph">
      <style:paragraph-properties>
        <style:tab-stops>
          <style:tab-stop style:type="left" style:position="2.5687in"/>
        </style:tab-stops>
      </style:paragraph-properties>
    </style:style>
    <style:style style:name="TableRow23" style:family="table-row">
      <style:table-row-properties style:row-height="0.2in" style:use-optimal-row-height="false"/>
    </style:style>
    <style:style style:name="TableCell24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TableCell25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26" style:parent-style-name="Normal" style:family="paragraph">
      <style:text-properties fo:language="en" fo:country="US"/>
    </style:style>
    <style:style style:name="TableCell27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28" style:parent-style-name="Normal" style:family="paragraph">
      <style:text-properties fo:font-weight="bold" style:font-weight-asian="bold" fo:letter-spacing="0.0277in" fo:language="en" fo:country="US"/>
    </style:style>
    <style:style style:name="TableRow29" style:family="table-row">
      <style:table-row-properties style:min-row-height="1.6791in" style:use-optimal-row-height="false"/>
    </style:style>
    <style:style style:name="TableCell30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31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32" style:parent-style-name="Normal" style:family="paragraph">
      <style:text-properties fo:language="en" fo:country="US"/>
    </style:style>
    <style:style style:name="TableCell33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Row34" style:family="table-row">
      <style:table-row-properties style:row-height="0.2in" style:use-optimal-row-height="false"/>
    </style:style>
    <style:style style:name="TableCell35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36" style:parent-style-name="Normal" style:family="paragraph">
      <style:text-properties fo:language="es" fo:country="ES"/>
    </style:style>
    <style:style style:name="TableCell37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38" style:parent-style-name="Normal" style:family="paragraph">
      <style:text-properties fo:language="es" fo:country="ES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40" style:parent-style-name="Normal" style:family="paragraph">
      <style:text-properties fo:language="es" fo:country="ES"/>
    </style:style>
    <style:style style:name="TableRow41" style:family="table-row">
      <style:table-row-properties style:min-row-height="1.3027in" style:use-optimal-row-height="false"/>
    </style:style>
    <style:style style:name="TableCell42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43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44" style:parent-style-name="Normal" style:family="paragraph">
      <style:text-properties fo:language="en" fo:country="US"/>
    </style:style>
    <style:style style:name="TableCell45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46" style:parent-style-name="Fuentedepárrafopredeter." style:family="text">
      <style:text-properties fo:font-weight="bold" style:font-weight-asian="bold" fo:letter-spacing="0.0277in" fo:language="en" fo:country="US"/>
    </style:style>
    <style:style style:name="T47" style:parent-style-name="Fuentedepárrafopredeter." style:family="text">
      <style:text-properties fo:font-weight="bold" style:font-weight-asian="bold" fo:letter-spacing="0.0277in" fo:language="en" fo:country="US"/>
    </style:style>
    <style:style style:name="T48" style:parent-style-name="Fuentedepárrafopredeter." style:family="text">
      <style:text-properties fo:font-weight="bold" style:font-weight-asian="bold" fo:letter-spacing="0.0277in" fo:language="en" fo:country="US"/>
    </style:style>
    <style:style style:name="T49" style:parent-style-name="Fuentedepárrafopredeter." style:family="text">
      <style:text-properties fo:font-weight="bold" style:font-weight-asian="bold" fo:letter-spacing="0.0277in" fo:language="en" fo:country="US"/>
    </style:style>
    <style:style style:name="T50" style:parent-style-name="Fuentedepárrafopredeter." style:family="text">
      <style:text-properties fo:font-weight="bold" style:font-weight-asian="bold" fo:letter-spacing="0.0277in" fo:language="en" fo:country="US"/>
    </style:style>
    <style:style style:name="TableRow51" style:family="table-row">
      <style:table-row-properties style:row-height="0.2in" style:use-optimal-row-height="false"/>
    </style:style>
    <style:style style:name="TableCell52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53" style:parent-style-name="Normal" style:family="paragraph">
      <style:text-properties fo:language="en" fo:country="US"/>
    </style:style>
    <style:style style:name="TableCell54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55" style:parent-style-name="Normal" style:family="paragraph">
      <style:text-properties fo:language="en" fo:country="US"/>
    </style:style>
    <style:style style:name="TableCell56" style:family="table-cell">
      <style:table-cell-properties fo:border-top="none" fo:border-left="none" fo:border-bottom="0.0069in solid #000000" fo:border-right="none" style:writing-mode="lr-tb" fo:padding-top="0in" fo:padding-left="0in" fo:padding-bottom="0in" fo:padding-right="0in"/>
    </style:style>
    <style:style style:name="P57" style:parent-style-name="Normal" style:family="paragraph">
      <style:text-properties fo:language="en" fo:country="US"/>
    </style:style>
    <style:style style:name="TableColumn59" style:family="table-column">
      <style:table-column-properties style:column-width="1.25in" style:use-optimal-column-width="false"/>
    </style:style>
    <style:style style:name="TableColumn60" style:family="table-column">
      <style:table-column-properties style:column-width="0.1875in" style:use-optimal-column-width="false"/>
    </style:style>
    <style:style style:name="TableColumn61" style:family="table-column">
      <style:table-column-properties style:column-width="6.0625in" style:use-optimal-column-width="false"/>
    </style:style>
    <style:style style:name="Table58" style:family="table">
      <style:table-properties style:width="7.5in" fo:margin-left="0in" table:align="center"/>
    </style:style>
    <style:style style:name="TableRow62" style:family="table-row">
      <style:table-row-properties style:min-row-height="0.977in" style:use-optimal-row-height="false"/>
    </style:style>
    <style:style style:name="TableCell63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TableCell64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  <style:style style:name="P65" style:parent-style-name="Normal" style:family="paragraph">
      <style:text-properties fo:language="en" fo:country="US"/>
    </style:style>
    <style:style style:name="TableCell66" style:family="table-cell">
      <style:table-cell-properties fo:border-top="0.0069in solid #000000" fo:border-left="none" fo:border-bottom="none" fo:border-right="none" style:writing-mode="lr-tb" fo:padding-top="0in" fo:padding-left="0in" fo:padding-bottom="0in" fo:padding-right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span text:style-name="T11">Ruben Ferrer</text:span></text:p>
            <text:p text:style-name="P12">COMPUTER TECHNICIAN</text:p>
            <text:p text:style-name="P13">(+34)662 99 77 88–<text:s/><text:s/>RUBEN123@GMAIL.com –<text:s/>https://loaclhost.com</text:p>
            <text:p text:style-name="Normal"><text:span text:style-name="T14">My name is Ruben Ferrer. I am<text:s/></text:span><text:span text:style-name="T15">20</text:span><text:span text:style-name="T16"><text:s/>years old and I am a computer technician. I live in Valencia. I like technology, fixing computers, and learning new things. I also worked as a cashier, so I have experience with customers.</text:span></text:p>
          </table:table-cell>
          <table:covered-table-cell/>
          <table:covered-table-cell/>
        </table:table-row>
        <table:table-row table:style-name="TableRow17">
          <table:table-cell table:style-name="TableCell18">
            <text:h text:style-name="Título1" text:outline-level="1">Experience</text:h>
          </table:table-cell>
          <table:table-cell table:style-name="TableCell19">
            <text:p text:style-name="P20"/>
          </table:table-cell>
          <table:table-cell table:style-name="TableCell21">
            <text:p text:style-name="Normal">I worked as a network technician at RedCom Solutions, where I installed network equipment and fixed problems. I also worked at TechFix Solutions, repairing computers and helping clients. I was also a cashier at a supermarket, helping customers and organizing products.</text:p>
            <text:p text:style-name="Normal"/>
            <text:p text:style-name="Normal"/>
            <text:p text:style-name="P22"/>
          </table:table-cell>
        </table:table-row>
        <table:table-row table:style-name="TableRow23">
          <table:table-cell table:style-name="TableCell24">
            <text:h text:style-name="Título1" text:outline-level="1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h text:style-name="Título1" text:outline-level="1">Education</text:h>
          </table:table-cell>
          <table:table-cell table:style-name="TableCell31">
            <text:p text:style-name="P32"/>
          </table:table-cell>
          <table:table-cell table:style-name="TableCell33">
            <text:p text:style-name="Normal">I went to primary school in Vinaros, then to high school. After that, I got a Medium Degree in Computer Science at Castellón Training Center. Finally, I studied at Valencia Technological Institute, where I got a Higher Vocational Degree in Web Development.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h text:style-name="Título1" text:outline-level="1">Projects</text:h>
          </table:table-cell>
          <table:table-cell table:style-name="TableCell43">
            <text:p text:style-name="P44"/>
          </table:table-cell>
          <table:table-cell table:style-name="TableCell45">
            <text:p text:style-name="Normal"><text:span text:style-name="T46">Create</text:span><text:span text:style-name="T47"><text:s/></text:span><text:span text:style-name="T48">the<text:s/></text:span><text:span text:style-name="T49">simulation<text:s/></text:span><text:span text:style-name="T50">company</text:span></text:p>
            <text:p text:style-name="Normal">We created a company in a business subject called "vision security" it was one of the best<text:s/>at the institute since we created a company website and simulated finance and customer<text:s/>graphs</text:p>
            <text:p text:style-name="Normal"><text:span text:style-name="BoldExpanded">DAW course final project</text:span></text:p>
            <text:p text:style-name="Normal">Creation of a final course project for a web service for a barbershop, using languages such as JS, PHP, and Linux command language. Creation of web server and creation of the web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p text:style-name="Textbody"> 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h text:style-name="Título1" text:outline-level="1">SKILLS</text:h>
          </table:table-cell>
          <table:table-cell table:style-name="TableCell64">
            <text:p text:style-name="P65"/>
          </table:table-cell>
          <table:table-cell table:style-name="TableCell66">
            <text:p text:style-name="Normal">I am good at solving problems fast. I work well in a team, and I learn quickly. I know a bit about cybersecurity and I am very organized. I like to help people and find solution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6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Normal" style:default-outline-level="1">
      <style:text-properties fo:font-weight="bold" style:font-weight-asian="bold" fo:text-transform="uppercase" fo:color="#C45911" fo:letter-spacing="0.0277in" fo:language="en" fo:country="US" fo:hyphenate="false"/>
    </style:style>
    <style:style style:name="Título2" style:display-name="Título 2" style:family="paragraph" style:parent-style-name="Normal" style:default-outline-level="2">
      <style:paragraph-properties fo:text-align="end"/>
      <style:text-properties fo:font-weight="bold" style:font-weight-asian="bold" fo:color="#C45911" fo:hyphenate="false"/>
    </style:style>
    <style:style style:name="Título3" style:display-name="Título 3" style:family="paragraph" style:parent-style-name="Normal" style:default-outline-level="3">
      <style:paragraph-properties fo:text-align="end" fo:margin-top="0in"/>
      <style:text-properties fo:color="#262626" fo:hyphenate="false"/>
    </style:style>
    <style:style style:name="Normal" style:display-name="Normal" style:family="paragraph">
      <style:paragraph-properties fo:margin-top="0.0833in" fo:line-height="100%"/>
      <style:text-properties style:font-name="Century Gothic" fo:language="fr" fo:country="FR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inlista1" style:display-name="Sin lista1" style:family="paragraph">
      <style:paragraph-properties fo:margin-bottom="0.1111in"/>
      <style:text-properties fo:hyphenate="false"/>
    </style:style>
    <style:style style:name="NormalWeb" style:display-name="Normal (Web)" style:family="paragraph" style:parent-style-name="Normal">
      <style:paragraph-properties fo:margin-top="0.1944in" fo:margin-bottom="0.1944in"/>
      <style:text-properties style:font-name="Times New Roman" style:font-name-asian="Times New Roman" fo:font-size="12pt" style:font-size-asian="12pt" style:font-size-complex="12pt" fo:hyphenate="false"/>
    </style:style>
    <style:style style:name="Name" style:display-name="Name" style:family="paragraph" style:parent-style-name="Normal">
      <style:text-properties fo:color="#C45911" fo:letter-spacing="0.0416in" fo:font-size="28pt" style:font-size-asian="28pt" fo:hyphenate="false"/>
    </style:style>
    <style:style style:name="JobTitle" style:display-name="Job Title" style:family="paragraph" style:parent-style-name="Normal">
      <style:paragraph-properties fo:margin-top="0in"/>
      <style:text-properties fo:color="#262626" fo:letter-spacing="0.0277in" fo:font-size="14pt" style:font-size-asian="14pt" style:font-size-complex="14pt" fo:hyphenate="false"/>
    </style:style>
    <style:style style:name="Year" style:display-name="Year" style:family="paragraph" style:parent-style-name="Normal">
      <style:paragraph-properties fo:text-align="end" fo:margin-top="0in"/>
      <style:text-properties fo:color="#262626" fo:hyphenate="false"/>
    </style:style>
    <style:style style:name="BodyText" style:display-name="BodyText" style:family="paragraph" style:parent-style-name="Normal">
      <style:text-properties fo:color="#262626" fo:hyphenate="false"/>
    </style:style>
    <style:style style:name="Contactinfo" style:display-name="Contact info" style:family="paragraph" style:parent-style-name="Normal">
      <style:text-properties fo:font-size="9pt" style:font-size-asian="9pt" style:font-size-complex="9pt" fo:hyphenate="false"/>
    </style:style>
    <style:style style:name="Encabezado" style:display-name="Encabezado" style:family="paragraph" style:parent-style-name="Normal">
      <style:paragraph-properties fo:margin-top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 fo:margin-top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Fuentedepárrafopredeter.">
      <style:text-properties style:font-name="Century Gothic" style:font-name-asian="Calibri" style:font-name-complex="Times New Roman" fo:font-weight="bold" style:font-weight-asian="bold" fo:text-transform="uppercase" fo:color="#C45911" fo:letter-spacing="0.0277in"/>
    </style:style>
    <style:style style:name="Heading2Char" style:display-name="Heading 2 Char" style:family="text" style:parent-style-name="Fuentedepárrafopredeter.">
      <style:text-properties style:font-name="Century Gothic" fo:font-weight="bold" style:font-weight-asian="bold" fo:color="#C45911" fo:language="fr" fo:country="FR"/>
    </style:style>
    <style:style style:name="Heading3Char" style:display-name="Heading 3 Char" style:family="text" style:parent-style-name="Fuentedepárrafopredeter.">
      <style:text-properties style:font-name="Century Gothic" fo:color="#262626" fo:language="fr" fo:country="FR"/>
    </style:style>
    <style:style style:name="BoldExpanded" style:display-name="Bold Expanded" style:family="text" style:parent-style-name="Fuentedepárrafopredeter.">
      <style:text-properties fo:font-weight="bold" style:font-weight-asian="bold" fo:letter-spacing="0.0277in" fo:language="en" fo:country="US"/>
    </style:style>
    <style:style style:name="HeaderChar" style:display-name="Header Char" style:family="text" style:parent-style-name="Fuentedepárrafopredeter.">
      <style:text-properties style:font-name="Century Gothic" fo:language="fr" fo:country="FR"/>
    </style:style>
    <style:style style:name="FooterChar" style:display-name="Footer Char" style:family="text" style:parent-style-name="Fuentedepárrafopredeter.">
      <style:text-properties style:font-name="Century Gothic" fo:language="fr" fo:country="FR"/>
    </style:style>
    <style:style style:name="_tgc" style:display-name="_tgc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8" style:parent-style-name="Name" style:family="paragraph">
      <style:paragraph-properties>
        <style:tab-stops>
          <style:tab-stop style:type="center" style:position="3.6875in"/>
          <style:tab-stop style:type="right" style:position="7.5208in"/>
        </style:tab-stops>
      </style:paragraph-properties>
      <style:text-properties fo:color="#000000" fo:font-size="12pt" style:font-size-asian="12pt" style:font-size-complex="12pt" fo:language="en" fo:country="US"/>
    </style:style>
    <style:style style:name="T9" style:parent-style-name="_tgc" style:family="text">
      <style:text-properties style:font-name="Cambria" text:display="none"/>
    </style:style>
    <style:style style:name="T10" style:parent-style-name="Fuentedepárrafopredeter." style:family="text">
      <style:text-properties style:font-name="Cambria" text:display="none"/>
    </style:style>
  </office:automatic-styles>
  <office:master-styles>
    <style:master-page style:name="MP0" style:page-layout-name="PL0">
      <style:header>
        <text:p text:style-name="P8"><text:tab/>RUBEN FERRER</text:p>
      </style:header>
      <style:footer>
        <text:p text:style-name="Piedepágina"><text:span text:style-name="T9">©<text:s/></text:span><text:span text:style-name="T10">This Free Resume Template is the copyright of Hloom.com. The unauthorized copying, sharing or distribution of copyrighted material is strictly prohibit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Substantial OpenOffice Resume</dc:title>
    <dc:subject>hloom.com</dc:subject>
    <meta:initial-creator>hloom.com</meta:initial-creator>
    <dc:creator>FERRER MÁRQUEZ, RUBÉN</dc:creator>
    <meta:creation-date>2024-10-03T15:30:00Z</meta:creation-date>
    <dc:date>2024-11-14T16:14:00Z</dc:date>
    <meta:print-date>2024-11-14T16:07:00Z</meta:print-date>
    <meta:template xlink:href="Normal" xlink:type="simple"/>
    <meta:editing-cycles>4</meta:editing-cycles>
    <meta:editing-duration>PT1140S</meta:editing-duration>
    <meta:document-statistic meta:page-count="1" meta:paragraph-count="3" meta:word-count="231" meta:character-count="1504" meta:row-count="10" meta:non-whitespace-character-count="1276"/>
  </office:meta>
</office:document-meta>
</file>